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normal" style:font-weight-asian="normal" style:font-weight-complex="normal"/>
    </style:style>
    <style:style style:name="P2" style:family="paragraph" style:parent-style-name="Body_20_Text_20_Cont">
      <style:text-properties fo:font-weight="normal" style:font-weight-asian="normal" style:font-weight-complex="normal"/>
    </style:style>
    <style:style style:name="P3" style:family="paragraph" style:parent-style-name="Body_20_Text">
      <style:text-properties fo:font-weight="normal" style:font-weight-asian="normal" style:font-weight-complex="normal"/>
    </style:style>
    <style:style style:name="P4" style:family="paragraph" style:parent-style-name="Body_20_Text">
      <style:text-properties fo:font-weight="bold" style:font-weight-asian="bold" style:font-weight-complex="bold"/>
    </style:style>
    <style:style style:name="P5" style:family="paragraph" style:parent-style-name="Body_20_Text_20_Cont">
      <style:text-properties fo:font-weight="normal" style:font-weight-asian="normal" style:font-weight-complex="normal"/>
    </style:style>
    <style:style style:name="P6" style:family="paragraph" style:parent-style-name="Body_20_Text_20_Cont">
      <style:text-properties fo:font-weight="bold" style:font-weight-asian="bold" style:font-weight-complex="bold"/>
    </style:style>
    <style:style style:name="P7" style:family="paragraph" style:parent-style-name="Body_20_Text_20_Cont">
      <style:text-properties fo:font-weight="normal" style:font-weight-asian="normal" style:font-weight-complex="normal"/>
    </style:style>
    <style:style style:name="P8" style:family="paragraph" style:parent-style-name="Bullet" style:list-style-name="L1"/>
    <style:style style:name="P9" style:family="paragraph" style:parent-style-name="Bullet_20_First" style:list-style-name="L1"/>
    <style:style style:name="P10" style:family="paragraph" style:parent-style-name="Bullet_20_Last" style:list-style-name="L1"/>
    <style:style style:name="P11" style:family="paragraph" style:parent-style-name="Chapter_20_Number" style:master-page-name="Standard">
      <style:paragraph-properties style:page-number="auto"/>
    </style:style>
    <style:style style:name="P12" style:family="paragraph" style:parent-style-name="Body_20_Text">
      <style:text-properties fo:font-weight="normal" style:font-weight-asian="normal" style:font-weight-complex="normal"/>
    </style:style>
    <style:style style:name="T1" style:family="text"/>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8" style:family="text">
      <style:text-properties style:use-window-font-color="true" style:font-name="Times New Roman" fo:font-size="9.5pt" fo:language="en" fo:country="US" fo:font-style="normal" style:font-name-asian="Times New Roman" style:font-size-asian="9.5pt" style:font-style-asian="normal" style:font-name-complex="Times New Roman" style:font-size-complex="10pt" style:language-complex="ar" style:country-complex="SA"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1405992904">
          <text:insertion>
            <office:change-info>
              <dc:creator>Ray Lischner</dc:creator>
              <dc:date>2008-09-14T09:45:00</dc:date>
            </office:change-info>
          </text:insertion>
        </text:changed-region>
        <text:changed-region text:id="ct146243320">
          <text:insertion>
            <office:change-info>
              <dc:creator>Ray Lischner</dc:creator>
              <dc:date>2008-09-14T09:46:00</dc:date>
            </office:change-info>
          </text:insertion>
        </text:changed-region>
        <text:changed-region text:id="ct148034720">
          <text:insertion>
            <office:change-info>
              <dc:creator>Ray Lischner</dc:creator>
              <dc:date>2008-09-14T09:47:00</dc:date>
            </office:change-info>
          </text:insertion>
        </text:changed-region>
        <text:changed-region text:id="ct147943560">
          <text:insertion>
            <office:change-info>
              <dc:creator>Ray Lischner</dc:creator>
              <dc:date>2008-09-14T09:48:00</dc:date>
            </office:change-info>
          </text:insertion>
        </text:changed-region>
        <text:changed-region text:id="ct146684392">
          <text:insertion>
            <office:change-info>
              <dc:creator>Ray Lischner</dc:creator>
              <dc:date>2008-09-14T09:49:00</dc:date>
            </office:change-info>
          </text:insertion>
        </text:changed-region>
        <text:changed-region text:id="ct147972280">
          <text:insertion>
            <office:change-info>
              <dc:creator>Ray Lischner</dc:creator>
              <dc:date>2008-09-14T09:50:00</dc:date>
            </office:change-info>
          </text:insertion>
        </text:changed-region>
        <text:changed-region text:id="ct146538632">
          <text:insertion>
            <office:change-info>
              <dc:creator>Matthew Moodie</dc:creator>
              <dc:date>2006-11-02T14:19:00</dc:date>
            </office:change-info>
          </text:insertion>
        </text:changed-region>
        <text:changed-region text:id="ct146887304">
          <text:insertion>
            <office:change-info>
              <dc:creator>unknown</dc:creator>
              <dc:date>2008-09-07T17:42:00</dc:date>
            </office:change-info>
          </text:insertion>
        </text:changed-region>
        <text:changed-region text:id="ct147178368">
          <text:insertion>
            <office:change-info>
              <dc:creator>unknown</dc:creator>
              <dc:date>2008-09-07T17:45:00</dc:date>
            </office:change-info>
          </text:insertion>
        </text:changed-region>
        <text:changed-region text:id="ct147178888">
          <text:insertion>
            <office:change-info>
              <dc:creator>Ray Lischner</dc:creator>
              <dc:date>2008-09-10T20:56:00</dc:date>
            </office:change-info>
          </text:insertion>
        </text:changed-region>
        <text:changed-region text:id="ct147321400">
          <text:deletion>
            <office:change-info>
              <dc:creator>unknown</dc:creator>
              <dc:date>2008-09-07T17:46:00</dc:date>
            </office:change-info>
            <text:p text:style-name="Body_20_Text">determines the parameter argument,</text:p>
          </text:deletion>
        </text:changed-region>
        <text:changed-region text:id="ct147178984">
          <text:insertion>
            <office:change-info>
              <dc:creator>Ray Lischner</dc:creator>
              <dc:date>2008-09-10T20:57:00</dc:date>
            </office:change-info>
          </text:insertion>
        </text:changed-region>
        <text:changed-region text:id="ct147696848">
          <text:insertion>
            <office:change-info>
              <dc:creator>Ray Lischner</dc:creator>
              <dc:date>2008-09-14T09:44:00</dc:date>
            </office:change-info>
          </text:insertion>
        </text:changed-region>
        <text:changed-region text:id="ct146695840">
          <text:insertion>
            <office:change-info>
              <dc:creator>unknown</dc:creator>
              <dc:date>2008-09-07T17:52:00</dc:date>
            </office:change-info>
          </text:insertion>
        </text:changed-region>
        <text:changed-region text:id="ct146474048">
          <text:insertion>
            <office:change-info>
              <dc:creator>unknown</dc:creator>
              <dc:date>2008-09-07T17:53:00</dc:date>
            </office:change-info>
          </text:insertion>
        </text:changed-region>
        <text:changed-region text:id="ct147040824">
          <text:deletion>
            <office:change-info>
              <dc:creator>unknown</dc:creator>
              <dc:date>2008-09-07T17:53:00</dc:date>
            </office:change-info>
            <text:p text:style-name="Bullet">Operator <text:span text:style-name="Code_20_Inline">&lt;</text:span> must be defined, with <text:span text:style-name="Code_20_Inline">T</text:span> as the left-hand operand and <text:span text:style-name="Code_20_Inline">int</text:span></text:p>
          </text:deletion>
        </text:changed-region>
        <text:changed-region text:id="ct147068920">
          <text:deletion>
            <office:change-info>
              <dc:creator>unknown</dc:creator>
              <dc:date>2008-09-07T17:53:00</dc:date>
            </office:change-info>
            <text:p text:style-name="Bullet"><text:span text:style-name="Code_20_Inline"><text:s/>as the right-hand operand, or the compiler must be able to convert one or the other operand in order to invoke the &lt; operator.</text:span></text:p>
          </text:deletion>
        </text:changed-region>
        <text:changed-region text:id="ct146916040">
          <text:deletion>
            <office:change-info>
              <dc:creator>unknown</dc:creator>
              <dc:date>2008-09-07T17:55:00</dc:date>
            </office:change-info>
            <text:p text:style-name="P1">does </text:p>
          </text:deletion>
        </text:changed-region>
        <text:changed-region text:id="ct147383672">
          <text:insertion>
            <office:change-info>
              <dc:creator>unknown</dc:creator>
              <dc:date>2008-09-07T17:55:00</dc:date>
            </office:change-info>
          </text:insertion>
        </text:changed-region>
        <text:changed-region text:id="ct147057440">
          <text:insertion>
            <office:change-info>
              <dc:creator>unknown</dc:creator>
              <dc:date>2008-09-07T17:55:00</dc:date>
            </office:change-info>
          </text:insertion>
        </text:changed-region>
        <text:changed-region text:id="ct147041632">
          <text:deletion>
            <office:change-info>
              <dc:creator>unknown</dc:creator>
              <dc:date>2008-09-07T17:55:00</dc:date>
            </office:change-info>
            <text:p text:style-name="P1">s</text:p>
          </text:deletion>
        </text:changed-region>
        <text:changed-region text:id="ct147381344">
          <text:format-change>
            <office:change-info>
              <dc:creator>unknown</dc:creator>
              <dc:date>2008-09-07T17:55:00</dc:date>
            </office:change-info>
          </text:format-change>
        </text:changed-region>
        <text:changed-region text:id="ct146872416">
          <text:deletion>
            <office:change-info>
              <dc:creator>unknown</dc:creator>
              <dc:date>2008-09-07T18:12:00</dc:date>
            </office:change-info>
            <text:p text:style-name="P2">The standard does not require compilers to report such errors unless the program actually uses the template. Thus, y</text:p>
          </text:deletion>
        </text:changed-region>
        <text:changed-region text:id="ct146474144">
          <text:insertion>
            <office:change-info>
              <dc:creator>unknown</dc:creator>
              <dc:date>2008-09-07T18:12:00</dc:date>
            </office:change-info>
          </text:insertion>
        </text:changed-region>
        <text:changed-region text:id="ct146761880">
          <text:insertion>
            <office:change-info>
              <dc:creator>unknown</dc:creator>
              <dc:date>2008-09-07T18:12:00</dc:date>
            </office:change-info>
          </text:insertion>
        </text:changed-region>
        <text:changed-region text:id="ct146417864">
          <text:deletion>
            <office:change-info>
              <dc:creator>unknown</dc:creator>
              <dc:date>2008-09-07T18:13:00</dc:date>
            </office:change-info>
            <text:p text:style-name="Body_20_Text">, equivalent</text:p>
          </text:deletion>
        </text:changed-region>
        <text:changed-region text:id="ct146761232">
          <text:insertion>
            <office:change-info>
              <dc:creator>unknown</dc:creator>
              <dc:date>2008-09-07T18:13:00</dc:date>
            </office:change-info>
          </text:insertion>
        </text:changed-region>
        <text:changed-region text:id="ct146469784">
          <text:insertion>
            <office:change-info>
              <dc:creator>unknown</dc:creator>
              <dc:date>2008-09-07T18:14:00</dc:date>
            </office:change-info>
          </text:insertion>
        </text:changed-region>
        <text:changed-region text:id="ct147074384">
          <text:insertion>
            <office:change-info>
              <dc:creator>unknown</dc:creator>
              <dc:date>2008-09-07T18:14:00</dc:date>
            </office:change-info>
          </text:insertion>
        </text:changed-region>
        <text:changed-region text:id="ct146469880">
          <text:deletion>
            <office:change-info>
              <dc:creator>unknown</dc:creator>
              <dc:date>2008-09-07T18:14:00</dc:date>
            </office:change-info>
            <text:p text:style-name="Body_20_Text">You’ll learn about the details later, but for now just do as I do, and use <text:span text:style-name="Code_20_Inline">class</text:span>, but get used to reading <text:span text:style-name="Code_20_Inline">typename</text:span>.</text:p>
          </text:deletion>
        </text:changed-region>
        <text:changed-region text:id="ct147077728">
          <text:deletion>
            <office:change-info>
              <dc:creator>unknown</dc:creator>
              <dc:date>2008-09-07T18:14:00</dc:date>
            </office:change-info>
            <text:p text:style-name="Body_20_Text"><text:span text:style-name="Code_20_Inline">,</text:span></text:p>
          </text:deletion>
        </text:changed-region>
        <text:changed-region text:id="ct146855144">
          <text:insertion>
            <office:change-info>
              <dc:creator>Matthew Moodie</dc:creator>
              <dc:date>2006-11-02T14:26:00</dc:date>
            </office:change-info>
          </text:insertion>
        </text:changed-region>
        <text:changed-region text:id="ct146921128">
          <text:insertion>
            <office:change-info>
              <dc:creator>unknown</dc:creator>
              <dc:date>2008-09-07T18:19:00</dc:date>
            </office:change-info>
          </text:insertion>
        </text:changed-region>
        <text:changed-region text:id="ct146524400">
          <text:insertion>
            <office:change-info>
              <dc:creator>unknown</dc:creator>
              <dc:date>2008-09-07T18:21:00</dc:date>
            </office:change-info>
          </text:insertion>
        </text:changed-region>
        <text:changed-region text:id="ct146479752">
          <text:deletion>
            <office:change-info>
              <dc:creator>unknown</dc:creator>
              <dc:date>2008-09-07T18:22:00</dc:date>
            </office:change-info>
            <text:p text:style-name="Body_20_Text">must</text:p>
          </text:deletion>
        </text:changed-region>
        <text:changed-region text:id="ct146189552">
          <text:insertion>
            <office:change-info>
              <dc:creator>unknown</dc:creator>
              <dc:date>2008-09-07T18:22:00</dc:date>
            </office:change-info>
          </text:insertion>
        </text:changed-region>
        <text:changed-region text:id="ct147084608">
          <text:insertion>
            <office:change-info>
              <dc:creator>unknown</dc:creator>
              <dc:date>2008-09-07T18:23:00</dc:date>
            </office:change-info>
          </text:insertion>
        </text:changed-region>
        <text:changed-region text:id="ct146294408">
          <text:insertion>
            <office:change-info>
              <dc:creator>unknown</dc:creator>
              <dc:date>2008-09-07T18:24:00</dc:date>
            </office:change-info>
          </text:insertion>
        </text:changed-region>
        <text:changed-region text:id="ct146294504">
          <text:deletion>
            <office:change-info>
              <dc:creator>unknown</dc:creator>
              <dc:date>2008-09-07T18:24:00</dc:date>
            </office:change-info>
            <text:p text:style-name="Body_20_Text"><text:span text:style-name="T2">Exploration 51 examines this issue in more depth, and introduces some alternative arrangements for your code. For now, however</text:span></text:p>
          </text:deletion>
        </text:changed-region>
        <text:changed-region text:id="ct147006032">
          <text:insertion>
            <office:change-info>
              <dc:creator>unknown</dc:creator>
              <dc:date>2008-09-07T18:24:00</dc:date>
            </office:change-info>
          </text:insertion>
        </text:changed-region>
        <text:changed-region text:id="ct146427552">
          <text:insertion>
            <office:change-info>
              <dc:creator>unknown</dc:creator>
              <dc:date>2008-09-07T18:51:00</dc:date>
            </office:change-info>
          </text:insertion>
        </text:changed-region>
        <text:changed-region text:id="ct147205600">
          <text:deletion>
            <office:change-info>
              <dc:creator>Ray Lischner</dc:creator>
              <dc:date>2008-09-10T21:02:00</dc:date>
            </office:change-info>
            <text:p text:style-name="Body_20_Text_20_First">A function template can be a member function, too. </text:p>
          </text:deletion>
        </text:changed-region>
        <text:changed-region text:id="ct146924144">
          <text:insertion>
            <office:change-info>
              <dc:creator>unknown</dc:creator>
              <dc:date>2008-09-07T18:51:00</dc:date>
            </office:change-info>
          </text:insertion>
        </text:changed-region>
        <text:changed-region text:id="ct147523552">
          <text:insertion>
            <office:change-info>
              <dc:creator>Ray Lischner</dc:creator>
              <dc:date>2008-09-10T21:02:00</dc:date>
            </office:change-info>
          </text:insertion>
        </text:changed-region>
        <text:changed-region text:id="ct146917248">
          <text:insertion>
            <office:change-info>
              <dc:creator>unknown</dc:creator>
              <dc:date>2008-09-07T18:51:00</dc:date>
            </office:change-info>
          </text:insertion>
        </text:changed-region>
        <text:changed-region text:id="ct146189432">
          <text:deletion>
            <office:change-info>
              <dc:creator>Ray Lischner</dc:creator>
              <dc:date>2008-09-10T21:02:00</dc:date>
            </office:change-info>
            <text:p text:style-name="Body_20_Text_20_Cont">e previous exploration</text:p>
          </text:deletion>
        </text:changed-region>
        <text:changed-region text:id="ct146624960">
          <text:insertion>
            <office:change-info>
              <dc:creator>Ray Lischner</dc:creator>
              <dc:date>2008-09-10T21:02:00</dc:date>
            </office:change-info>
          </text:insertion>
        </text:changed-region>
        <text:changed-region text:id="ct147298584">
          <text:insertion>
            <office:change-info>
              <dc:creator>unknown</dc:creator>
              <dc:date>2008-09-07T18:51:00</dc:date>
            </office:change-info>
          </text:insertion>
        </text:changed-region>
        <text:changed-region text:id="ct147005872">
          <text:insertion>
            <office:change-info>
              <dc:creator>Ray Lischner</dc:creator>
              <dc:date>2008-09-10T21:03:00</dc:date>
            </office:change-info>
          </text:insertion>
        </text:changed-region>
        <text:changed-region text:id="ct146216744">
          <text:insertion>
            <office:change-info>
              <dc:creator>unknown</dc:creator>
              <dc:date>2008-09-07T18:51:00</dc:date>
            </office:change-info>
          </text:insertion>
        </text:changed-region>
        <text:changed-region text:id="ct146190176">
          <text:insertion>
            <office:change-info>
              <dc:creator>Ray Lischner</dc:creator>
              <dc:date>2008-09-10T21:03:00</dc:date>
            </office:change-info>
          </text:insertion>
        </text:changed-region>
        <text:changed-region text:id="ct146524304">
          <text:insertion>
            <office:change-info>
              <dc:creator>unknown</dc:creator>
              <dc:date>2008-09-07T18:51:00</dc:date>
            </office:change-info>
          </text:insertion>
        </text:changed-region>
        <text:changed-region text:id="ct146758968">
          <text:insertion>
            <office:change-info>
              <dc:creator>Ray Lischner</dc:creator>
              <dc:date>2008-09-10T21:03:00</dc:date>
            </office:change-info>
          </text:insertion>
        </text:changed-region>
        <text:changed-region text:id="ct146294064">
          <text:insertion>
            <office:change-info>
              <dc:creator>unknown</dc:creator>
              <dc:date>2008-09-07T18:51:00</dc:date>
            </office:change-info>
          </text:insertion>
        </text:changed-region>
        <text:changed-region text:id="ct146427792">
          <text:insertion>
            <office:change-info>
              <dc:creator>Ray Lischner</dc:creator>
              <dc:date>2008-09-10T21:04:00</dc:date>
            </office:change-info>
          </text:insertion>
        </text:changed-region>
        <text:changed-region text:id="ct147082224">
          <text:insertion>
            <office:change-info>
              <dc:creator>unknown</dc:creator>
              <dc:date>2008-09-07T18:51:00</dc:date>
            </office:change-info>
          </text:insertion>
        </text:changed-region>
        <text:changed-region text:id="ct147050064">
          <text:insertion>
            <office:change-info>
              <dc:creator>Ray Lischner</dc:creator>
              <dc:date>2008-09-10T21:04:00</dc:date>
            </office:change-info>
          </text:insertion>
        </text:changed-region>
        <text:changed-region text:id="ct147054048">
          <text:insertion>
            <office:change-info>
              <dc:creator>unknown</dc:creator>
              <dc:date>2008-09-07T18:51: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variable-set text:name="comment" text:display="none" text:formula="ooow:0" office:value-type="float" office:value="0" style:data-style-name="N0"/>Exploration <text:variable-set text:name="chapter" office:value-type="float" office:value="46" style:data-style-name="N0">46</text:variable-set></text:p>
      <text:p text:style-name="Chapter_20_Title">Function Templates</text:p>
      <text:p text:style-name="Body_20_Text_20_First">You saw in Exploration 22 that the magic of overloading lets C++ implement an improved interface to the absolute value function. Instead, of three different names (<text:span text:style-name="Code_20_Inline">abs</text:span>, <text:span text:style-name="Code_20_Inline">labs</text:span>, and <text:span text:style-name="Code_20_Inline">fabs</text:span>), C++ has a single name for all three functions. Overloading helps the programmer who needs to call the <text:span text:style-name="Code_20_Inline">abs</text:span> function, but it doesn’t help the implementor much, who still has to write three separate functions that all look and act the same. Wouldn’t it be nice if the library author could write the <text:span text:style-name="Code_20_Inline">abs</text:span> function once instead of three times? After all, the three implementations are identical, differing only in the return type and parameter type. This exploration introduces this style of programming, called generic programming.</text:p>
      <text:p text:style-name="Heading_20_1">Generic Functions</text:p>
      <text:p text:style-name="Body_20_Text_20_First">Sometimes, you want to provide overloaded functions for integer and floating point types, but the implementation is essentially the same. Absolute value is the obvious example; for any type <text:span text:style-name="Code_20_Inline">T</text:span>, the function looks the same (I’m using the name <text:span text:style-name="Code_20_Inline">absval</text:span> to avoid any confusion or conflict with the standard library’s <text:span text:style-name="Code_20_Inline">abs</text:span>), as shown in Listing <text:variable-get text:name="chapter" office:value-type="float" style:data-style-name="N0">46</text:variable-get>-<text:reference-ref text:reference-format="text" text:ref-name="absval_function_code">1</text:reference-ref>.</text:p>
      <text:p text:style-name="Code_20_Caption"><text:hidden-text text:condition="ooow:" text:string-value=".func" text:is-hidden="true"/>Listing <text:variable-get text:name="chapter" office:value-type="float" style:data-style-name="N0">46</text:variable-get>-<text:reference-mark-start text:name="absval_function_code"/><text:sequence text:ref-name="refText0" text:name="Text" text:formula="ooow:Text+1" style:num-format="1">1</text:sequence><text:reference-mark-end text:name="absval_function_code"/>. Writing an absolute value function</text:p>
      <text:p text:style-name="Code_20_First">T absval(T x)</text:p>
      <text:p text:style-name="Code">{</text:p>
      <text:p text:style-name="Code"><text:s text:c="2"/>if (x &lt; 0)</text:p>
      <text:p text:style-name="Code"><text:s text:c="4"/>return -x;</text:p>
      <text:p text:style-name="Code"><text:s text:c="2"/>else</text:p>
      <text:p text:style-name="Code"><text:s text:c="4"/>return x;</text:p>
      <text:p text:style-name="Code_20_Last">}</text:p>
      <text:p text:style-name="Body_20_Text_20_Cont">Substitute <text:span text:style-name="Code_20_Inline">int</text:span> for <text:span text:style-name="Code_20_Inline">T</text:span>, <text:span text:style-name="Code_20_Inline">double</text:span> for <text:span text:style-name="Code_20_Inline">T</text:span>, or use any other numeric type. You can even substitute <text:span text:style-name="Code_20_Inline">rational</text:span> for <text:span text:style-name="Code_20_Inline">T</text:span>, and the <text:span text:style-name="Code_20_Inline">absval</text:span> function still works the way you expect it to. So why waste your precious time writing, rewriting, and re-rewriting the same function? With a simple addition to the function definition, you can turn the function into a generic function, that is, a function that work with any suitable type <text:span text:style-name="Code_20_Inline">T</text:span>, which you can see in Listing <text:variable-get text:name="chapter" office:value-type="float" style:data-style-name="N0">46</text:variable-get>-<text:reference-ref text:reference-format="text" text:ref-name="absval_template_code">2</text:reference-ref>.</text:p>
      <text:p text:style-name="Code_20_Caption"><text:hidden-text text:condition="ooow:" text:string-value=".func" text:is-hidden="true"/>Listing <text:variable-get text:name="chapter" office:value-type="float" style:data-style-name="N0">46</text:variable-get>-<text:reference-mark-start text:name="absval_template_code"/><text:sequence text:ref-name="refText1" text:name="Text" text:formula="ooow:Text+1" style:num-format="1">2</text:sequence><text:reference-mark-end text:name="absval_template_code"/>. Writing a function template</text:p>
      <text:p text:style-name="Code_20_First_20_Bold">template&lt;class T&gt;</text:p>
      <text:p text:style-name="Code">T absval(T x)</text:p>
      <text:p text:style-name="Code">{</text:p>
      <text:p text:style-name="Code"><text:s text:c="2"/>if (x &lt; 0)</text:p>
      <text:p text:style-name="Code"><text:s text:c="4"/>return -x;</text:p>
      <text:p text:style-name="Code"><text:s text:c="2"/>else</text:p>
      <text:p text:style-name="Code"><text:s text:c="4"/>return x;</text:p>
      <text:p text:style-name="Code_20_Last">}</text:p>
      <text:p text:style-name="Body_20_Text_20_Cont"><text:soft-page-break/>The first line is the key. The <text:span text:style-name="Code_20_Inline">template</text:span> keyword means that what follows is a <text:span text:style-name="T4">template</text:span>, in this case, a <text:span text:style-name="T5">function template</text:span> definition. The angle brackets delimit a comma-separated list of template parameters. A function template is a pattern for creating functions, according to the parameter type, <text:span text:style-name="Code_20_Inline">T</text:span>. Within the function template definition, <text:span text:style-name="Code_20_Inline">T</text:span> represents a type, potentially any type. The caller of the <text:span text:style-name="Code_20_Inline">absval</text:span> function determines the template argument that will substitute for <text:span text:style-name="Code_20_Inline">T</text:span>.</text:p>
      <text:p text:style-name="Body_20_Text">When you define a function template, the compiler remembers the template, but does not generate any code. The compiler waits until you use the function template, and then it generates a real function. You can imagine the compiler taking the source text of the template, substituting the template argument, such as <text:span text:style-name="Code_20_Inline">int</text:span>, for the template parameter, <text:span text:style-name="Code_20_Inline">T</text:span>, and then compiling the resulting text. The <text:change-start text:change-id="ct146538632"/>next<text:change-end text:change-id="ct146538632"/><text:change-start text:change-id="ct146887304"/> <text:change-end text:change-id="ct146887304"/>section tells you more about how to use a function template.</text:p>
      <text:p text:style-name="Heading_20_1">Using Function Templates</text:p>
      <text:p text:style-name="Body_20_Text_20_First">Using a function template is easy, at least in most situations. Just call the <text:span text:style-name="Code_20_Inline">absval</text:span> function, and the compiler will automatically determine the template arguments based on the function argument type. It might take you a little while to get comfortable with the notion of template parameters and template arguments, which are quite different from function parameters and function arguments.</text:p>
      <text:p text:style-name="Body_20_Text">In the case of <text:span text:style-name="Code_20_Inline">absval</text:span>, the template parameter is <text:span text:style-name="Code_20_Inline">T</text:span>, and the template argument must be a type. You can’t pass a type as a function argument, but templates are different. You aren’t really “passing” anything in the program. Template magic occurs at compile-time. The compiler sees the template definition of <text:span text:style-name="Code_20_Inline">absval</text:span>, and later it sees an invocation of the <text:span text:style-name="Code_20_Inline">absval</text:span> function template. The compiler<text:change-start text:change-id="ct147178368"/> examines the type of the function argument, and from the function argument’s type determines the template argument<text:change-end text:change-id="ct147178368"/><text:change-start text:change-id="ct147178888"/>. The compiler<text:change-end text:change-id="ct147178888"/> <text:hidden-text text:condition="ooow:comment == 1" text:string-value="which parameter, you are dealing with two, the template argument and the function argument. It is hard to express this cleanly but I think you should attempt to. Try 'The compiler attempts to identify the type of the template argument from the type of the function argument. It substitutes the deduced type for T and, if necessary, generates a suitable absval function. '" text:is-hidden="true">which parameter, you are dealing with two, the template argument and the function argument. It is hard to express this cleanly but I think you should attempt to. Try 'The compiler attempts to identify the type of the template argument from the type of the function argument. It substitutes the deduced type for T and, if necessary, generates a suitable absval function. '</text:hidden-text><text:change text:change-id="ct147321400"/> substitutes that <text:change-start text:change-id="ct147178984"/>template <text:change-end text:change-id="ct147178984"/>argument for <text:span text:style-name="Code_20_Inline">T</text:span>, and generates a new instance of the <text:span text:style-name="Code_20_Inline">absval</text:span> function, customized for the template argument type. Thus, if you write:</text:p>
      <text:p text:style-name="Code_20_First">int x(-42);</text:p>
      <text:p text:style-name="Code_20_Last">int y(absval(x));</text:p>
      <text:p text:style-name="Body_20_Text_20_Cont">the compiler sees that <text:span text:style-name="Code_20_Inline">x</text:span> has type <text:span text:style-name="Code_20_Inline">int</text:span>, so it substitutes <text:span text:style-name="Code_20_Inline">int</text:span> for <text:span text:style-name="Code_20_Inline">T</text:span>. The compiler generates a function just as though the library implementor has written:</text:p>
      <text:p text:style-name="Code_20_First"><text:hidden-text text:condition="ooow:" text:string-value=".func" text:is-hidden="true"/>int absval(int x)</text:p>
      <text:p text:style-name="Code">{</text:p>
      <text:p text:style-name="Code"><text:s text:c="2"/>if (x &lt; 0)</text:p>
      <text:p text:style-name="Code"><text:s text:c="4"/>return -x;</text:p>
      <text:p text:style-name="Code"><text:s text:c="2"/>else</text:p>
      <text:p text:style-name="Code"><text:s text:c="4"/>return x;</text:p>
      <text:p text:style-name="Code_20_Last">}</text:p>
      <text:p text:style-name="Body_20_Text_20_Cont">Later, in the same program, perhaps you call <text:span text:style-name="Code_20_Inline">absval</text:span> on a <text:span text:style-name="Code_20_Inline">rational</text:span> object:</text:p>
      <text:p text:style-name="Code_20_First">rational r(-420, 10);</text:p>
      <text:p text:style-name="Code_20_Last">rational s(absval(r));</text:p>
      <text:p text:style-name="Body_20_Text_20_Cont"><text:soft-page-break/>The compiler generates a new instance of <text:span text:style-name="Code_20_Inline">absval</text:span>:</text:p>
      <text:p text:style-name="Code_20_First"><text:hidden-text text:condition="ooow:" text:string-value=".func" text:is-hidden="true"/>rational absval(rational x)</text:p>
      <text:p text:style-name="Code">{</text:p>
      <text:p text:style-name="Code"><text:s text:c="2"/>if (x &lt; 0)</text:p>
      <text:p text:style-name="Code"><text:s text:c="4"/>return -x;</text:p>
      <text:p text:style-name="Code"><text:s text:c="2"/>else</text:p>
      <text:p text:style-name="Code"><text:s text:c="4"/>return x;</text:p>
      <text:p text:style-name="Code_20_Last">}</text:p>
      <text:p text:style-name="Body_20_Text_20_Cont">In this new instance of <text:span text:style-name="Code_20_Inline">absval</text:span>, the <text:span text:style-name="Code_20_Inline">&lt;</text:span> operator is the overloaded operator that takes <text:span text:style-name="Code_20_Inline">rational</text:span> arguments. The negation operator is also a custom operator that takes a <text:span text:style-name="Code_20_Inline">rational</text:span> argument. In other words, when the compiler generates an instance of <text:span text:style-name="Code_20_Inline">absval</text:span>, it does so by compiling the source code pretty much just as the template author wrote it.</text:p>
      <text:p text:style-name="Body_20_Text_20_Cont"><text:span text:style-name="T6">Write a sample program that contains the </text:span><text:span text:style-name="Code_20_Inline"><text:span text:style-name="T6">absval</text:span></text:span><text:span text:style-name="T6"> function template definition and some test code to call </text:span><text:span text:style-name="Code_20_Inline"><text:span text:style-name="T6">absval</text:span></text:span><text:span text:style-name="T6"> with a variety of argument types.</text:span><text:span text:style-name="T2"> Convince yourself that function templates actually work. Compare your test program with mine in Listing </text:span><text:span text:style-name="T2"><text:variable-get text:name="chapter" office:value-type="float" style:data-style-name="N0">46</text:variable-get></text:span><text:span text:style-name="T2">-</text:span><text:span text:style-name="T2"><text:reference-ref text:reference-format="text" text:ref-name="absval_test_code">3</text:reference-ref></text:span><text:span text:style-name="T2">.</text:span></text:p>
      <text:p text:style-name="Code_20_Caption">Listing <text:variable-get text:name="chapter" office:value-type="float" style:data-style-name="N0">46</text:variable-get>-<text:reference-mark-start text:name="absval_test_code"/><text:sequence text:ref-name="refText2" text:name="Text" text:formula="ooow:Text+1" style:num-format="1">3</text:sequence><text:reference-mark-end text:name="absval_test_code"/>. Testing the <text:span text:style-name="Code_20_Inline">absval</text:span> function template</text:p>
      <text:p text:style-name="Code_20_First">#include &lt;iostream&gt;</text:p>
      <text:p text:style-name="Code">#include &lt;ostream&gt;</text:p>
      <text:p text:style-name="Code"/>
      <text:p text:style-name="Code">#include "rational.hpp"</text:p>
      <text:p text:style-name="Code"/>
      <text:p text:style-name="Code">template&lt;class T&gt;</text:p>
      <text:p text:style-name="Code">T absval(T x)</text:p>
      <text:p text:style-name="Code">{</text:p>
      <text:p text:style-name="Code"><text:s text:c="2"/>if (x &lt; 0)</text:p>
      <text:p text:style-name="Code"><text:s text:c="4"/>return -x;</text:p>
      <text:p text:style-name="Code"><text:s text:c="2"/>else</text:p>
      <text:p text:style-name="Code"><text:s text:c="4"/>return x;</text:p>
      <text:p text:style-name="Code">}</text:p>
      <text:p text:style-name="Code"/>
      <text:p text:style-name="Code">int main()</text:p>
      <text:p text:style-name="Code">{</text:p>
      <text:p text:style-name="Code"><text:s text:c="2"/>std::cout &lt;&lt; absval(-42) &lt;&lt; '\n';</text:p>
      <text:p text:style-name="Code"><text:s text:c="2"/>std::cout &lt;&lt; absval(-4.2) &lt;&lt; '\n';</text:p>
      <text:p text:style-name="Code"><text:s text:c="2"/>std::cout &lt;&lt; absval(42) &lt;&lt; '\n';</text:p>
      <text:p text:style-name="Code"><text:s text:c="2"/>std::cout &lt;&lt; absval(4.2) &lt;&lt; '\n';</text:p>
      <text:p text:style-name="Code"><text:s text:c="2"/>std::cout &lt;&lt; absval(-42L) &lt;&lt; '\n';</text:p>
      <text:p text:style-name="Code"><text:s text:c="2"/>std::cout &lt;&lt; absval(rational(42, 5)) &lt;&lt; '\n';</text:p>
      <text:p text:style-name="Code"><text:s text:c="2"/>std::cout &lt;&lt; absval(rational(-42, 5)) &lt;&lt; '\n';</text:p>
      <text:p text:style-name="Code"><text:s text:c="2"/>std::cout &lt;&lt; absval(rational(42, -5)) &lt;&lt; '\n';</text:p>
      <text:p text:style-name="Code_20_Last">}</text:p>
      <text:p text:style-name="Heading_20_1">Writing Function Templates</text:p>
      <text:p text:style-name="Body_20_Text_20_First">Writing function templates is harder than writing ordinary functions. When you write a template such as <text:span text:style-name="Code_20_Inline">absval</text:span>, the problem is that you don’t know what type or types <text:span text:style-name="Code_20_Inline">T</text:span> will actually be. So the function must be generic. C++ has no simple way<text:hidden-text text:condition="ooow:comment == 1" text:string-value="not yet, but the next major release almost certainly will via the 'concepts proposal' as that is likely to happen within the shelf life of your book it is probably worth mentioning that the problem is being addressed." text:is-hidden="true">not yet, but the next major release almost certainly will via the 'concepts proposal' as that is likely to happen within the shelf life of your book it is probably worth mentioning that the problem is being addressed.</text:hidden-text><text:soft-page-break/> for you to impose any overt restrictions on <text:span text:style-name="Code_20_Inline">T</text:span>, such as requiring that it be a built-in type or a numeric type. Instead, the restrictions are implicit by the way the template body uses <text:span text:style-name="Code_20_Inline">T</text:span>.<text:change-start text:change-id="ct147696848"/><text:note text:id="ftn0" text:note-class="footnote"><text:note-citation>1</text:note-citation><text:note-body><text:p text:style-name="Footnote"><text:change-start text:change-id="ct-1405992904"/>The next major revision of the C++ language will rectify this problem<text:span text:style-name="T5">. </text:span>A template author will be able to write specific requirements on a template argument, such as requiring th<text:change-end text:change-id="ct-1405992904"/><text:change-start text:change-id="ct146243320"/>at <text:span text:style-name="Code_20_Inline">T</text:span> be <text:span text:style-name="Code_20_Inline">Copyable</text:span> and <text:span text:style-name="Code_20_Inline">LessThanComparable</text:span>. The compiler will be able to issue clear, direct, and helpful <text:change-end text:change-id="ct146243320"/><text:change-start text:change-id="ct148034720"/>error messages. <text:change-end text:change-id="ct148034720"/><text:change-start text:change-id="ct147943560"/>The new feature is called a <text:span text:style-name="T5">concept</text:span><text:span text:style-name="T4">. The standard library will</text:span><text:change-end text:change-id="ct147943560"/><text:change-start text:change-id="ct146684392"/><text:span text:style-name="T4"> include a set of standard concepts, and you will be able to define your own. A template author will use those concepts in a template parameter declaration to constrain the set of template arguments</text:span><text:change-end text:change-id="ct146684392"/><text:change-start text:change-id="ct147972280"/><text:span text:style-name="T4"> that you </text:span><text:span text:style-name="T8">can</text:span><text:span text:style-name="T4"> use to instantiate the template. Look for concepts in a compiler near you!</text:span><text:change-end text:change-id="ct147972280"/></text:p></text:note-body></text:note><text:change-end text:change-id="ct147696848"/></text:p>
      <text:p text:style-name="Body_20_Text">In particular, <text:span text:style-name="Code_20_Inline">absval</text:span> imposes the following restrictions on <text:span text:style-name="Code_20_Inline">T</text:span>:</text:p>
      <text:list text:style-name="L1">
        <text:list-item>
          <text:p text:style-name="P9"><text:span text:style-name="Code_20_Inline">T</text:span> must be copyable. That means you must be able to copy an object of type <text:span text:style-name="Code_20_Inline">T</text:span>, so arguments can be passed to the function and a result can be returned. If <text:span text:style-name="Code_20_Inline">T</text:span> is a a class type, the class must have an accessible copy constructor.</text:p>
        </text:list-item>
        <text:list-item>
          <text:p text:style-name="P8"><text:change-start text:change-id="ct146695840"/>T must be comparable with <text:span text:style-name="Code_20_Inline">0</text:span> using the <text:span text:style-name="Code_20_Inline">&lt;</text:span> operator. <text:change-end text:change-id="ct146695840"/><text:change-start text:change-id="ct146474048"/>You might overload <text:span text:style-name="T7">the</text:span> &lt; operator, or the compiler can convert <text:span text:style-name="Code_20_Inline">0</text:span> to <text:span text:style-name="Code_20_Inline">T</text:span>, or <text:span text:style-name="Code_20_Inline">T</text:span> to an <text:span text:style-name="Code_20_Inline">int</text:span>.<text:change-end text:change-id="ct146474048"/><text:change text:change-id="ct147040824"/><text:span text:style-name="Code_20_Inline"><text:hidden-text text:condition="ooow:comment == 1" text:string-value="perhaps you should reconsider this. There is no such requirement as long as 0 is convertible to type T" text:is-hidden="true">perhaps you should reconsider this. There is no such requirement as long as 0 is convertible to type T</text:hidden-text></text:span><text:change text:change-id="ct147068920"/></text:p>
        </text:list-item>
        <text:list-item>
          <text:p text:style-name="P10">Unary operator <text:span text:style-name="Code_20_Inline">-</text:span> must be defined for an operand of type <text:span text:style-name="Code_20_Inline">T</text:span>. The result type must be <text:span text:style-name="Code_20_Inline">T</text:span> or something the compiler can convert automatically to <text:span text:style-name="Code_20_Inline">T</text:span>.</text:p>
        </text:list-item>
      </text:list>
      <text:p text:style-name="Body_20_Text_20_Cont">The built-in numeric types all meet these requirements. The <text:span text:style-name="Code_20_Inline">rational</text:span> type also meets these requirements because of the custom operators it supports. The <text:span text:style-name="Code_20_Inline">string</text:span> type, just to name one example, does not because it lacks the comparison operator (when the right-hand operand is an integer) and the unary negation (<text:span text:style-name="Code_20_Inline">-</text:span>) operator. Suppose you tried to call <text:span text:style-name="Code_20_Inline">absval</text:span> on a <text:span text:style-name="Code_20_Inline">string</text:span>:</text:p>
      <text:p text:style-name="Code_20_First"><text:hidden-text text:condition="ooow:" text:string-value=".cxx" text:is-hidden="true"/>std::string test("-42");</text:p>
      <text:p text:style-name="Code_20_Last">std::cout &lt;&lt; absval(test) &lt;&lt; '\n';</text:p>
      <text:p text:style-name="P6">What do you think would happen?</text:p>
      <text:p text:style-name="Body_20_Text_20_First">~LLL</text:p>
      <text:p text:style-name="Body_20_Text_20_First">~LLL</text:p>
      <text:p text:style-name="P4">Try it. What really happens?</text:p>
      <text:p text:style-name="Body_20_Text_20_First">~LLL</text:p>
      <text:p text:style-name="Body_20_Text_20_First">~LLL</text:p>
      <text:p text:style-name="P1">The compiler complains about the lack of the comparison and negation operators for <text:span text:style-name="Code_20_Inline">std::string</text:span>. The difficulty in delivering helpful error messages when working with templates is whether to give you the line number where the template is used or the line number in the template definition. Sometimes, you will get both. Sometimes, the compiler <text:change text:change-id="ct146916040"/><text:change-start text:change-id="ct147383672"/>can<text:change-end text:change-id="ct147383672"/>not report an error in the template definition unless you try to use the template<text:hidden-text text:condition="ooow:comment == 1" text:string-value="well it cannot give an error message for a type specific failure until you try to 'specialise' the template for that type." text:is-hidden="true">well it cannot give an error message for a type specific failure until you try to 'specialise' the template for that type.</text:hidden-text>. Other errors it <text:change-start text:change-id="ct147057440"/>can <text:change-end text:change-id="ct147057440"/>report<text:change text:change-id="ct147041632"/> immediately. <text:change-start text:change-id="ct147381344"/><text:span text:style-name="T6">Read Listing </text:span><text:span text:style-name="T6"><text:variable-get text:name="chapter" office:value-type="float" style:data-style-name="N0">46</text:variable-get></text:span><text:span text:style-name="T6">-</text:span><text:span text:style-name="T6"><text:reference-ref text:reference-format="text" text:ref-name="template_error_code">4</text:reference-ref></text:span><text:span text:style-name="T6"> carefully.</text:span><text:change-end text:change-id="ct147381344"/></text:p>
      <text:p text:style-name="Code_20_Caption"><text:hidden-text text:condition="ooow:" text:string-value=".cxx" text:is-hidden="true"/>Listing <text:variable-get text:name="chapter" office:value-type="float" style:data-style-name="N0">46</text:variable-get>-<text:reference-mark-start text:name="template_error_code"/><text:sequence text:ref-name="refText3" text:name="Text" text:formula="ooow:Text+1" style:num-format="1">4</text:sequence><text:reference-mark-end text:name="template_error_code"/>. Mystery function template</text:p>
      <text:p text:style-name="Code_20_First">template&lt;class T&gt;</text:p>
      <text:p text:style-name="Code">T add(T lhs, T rhs)</text:p>
      <text:p text:style-name="Code"><text:soft-page-break/>{</text:p>
      <text:p text:style-name="Code"><text:s text:c="2"/>return lhs + rhs</text:p>
      <text:p text:style-name="Code">}</text:p>
      <text:p text:style-name="Code"/>
      <text:p text:style-name="Code">int main()</text:p>
      <text:p text:style-name="Code">{</text:p>
      <text:p text:style-name="Code_20_Last">}</text:p>
      <text:p text:style-name="P6">What is the error?</text:p>
      <text:p text:style-name="Body_20_Text_20_First">~LLL</text:p>
      <text:p text:style-name="P6">Does your compiler report it?</text:p>
      <text:p text:style-name="Body_20_Text_20_First">~LLL</text:p>
      <text:p text:style-name="P2">Some compilers report the missing semicolon and some do not<text:hidden-text text:condition="ooow:comment == 1" text:string-value="Certainly this is true in practice but I am not sure whether it is actually standard conforming. I believe that it is now required to parse a template when its definition is first encountered (this is part of the two phase name look-up requirement). " text:is-hidden="true">Certainly this is true in practice but I am not sure whether it is actually standard conforming. I believe that it is now required to parse a template when its definition is first encountered (this is part of the two phase name look-up requirement). </text:hidden-text>. <text:change text:change-id="ct146872416"/><text:change-start text:change-id="ct146474144"/>Y<text:change-end text:change-id="ct146474144"/>ou might have a program that is working just fine, and one day, you add a line of code, and the compiler reports an error. You check that line of code over and over again, but you don’t see the problem. The real problem lies somewhere else entirely, in a template definition. The compiler probably gives you the right file and line number, so you can find the true error.</text:p>
      <text:p text:style-name="P4">How can you force your compiler to report the error?</text:p>
      <text:p text:style-name="Body_20_Text_20_First">~LLL</text:p>
      <text:p text:style-name="Body_20_Text">Add a line of code to use the template. For example, add the following to <text:span text:style-name="Code_20_Inline">main</text:span>:</text:p>
      <text:p text:style-name="Code_20_Single"><text:hidden-text text:condition="ooow:" text:string-value=".cxx" text:is-hidden="true"/>return add(0, 0);</text:p>
      <text:p text:style-name="Body_20_Text_20_Cont">Every compiler will now report the missing semicolon in the template definition.</text:p>
      <text:p text:style-name="Heading_20_1">Template Parameters</text:p>
      <text:p text:style-name="Body_20_Text_20_First">Whenever you see <text:span text:style-name="Code_20_Inline">T</text:span> in a C++ program, most likely, you are looking at a template. Look backward in the source file until you find the template header, that is, the part of the declaration that starts with the <text:span text:style-name="Code_20_Inline">template</text:span> keyword. That’s where you should find the template parameters. The use of <text:span text:style-name="Code_20_Inline">T</text:span> as a template parameter name is merely a convention, but its use is nearly universal. The use of <text:span text:style-name="Code_20_Inline">class</text:span> to declare <text:span text:style-name="Code_20_Inline">T</text:span> is a little strange, especially because you’ve seen several examples when the template argument is not, in fact, a class.</text:p>
      <text:p text:style-name="Body_20_Text">Instead of <text:span text:style-name="Code_20_Inline">class</text:span> to declare a <text:change-start text:change-id="ct146761880"/>template <text:change-end text:change-id="ct146761880"/>parameter type, some programmers use an alternate<text:change text:change-id="ct146417864"/> keyword, <text:span text:style-name="Code_20_Inline">typename</text:span>.<text:hidden-text text:condition="ooow:comment == 1" text:string-value="note that this equivalence is only true in the context of template parameters. It is also true that in this context struct is not a valid keyword" text:is-hidden="true">note that this equivalence is only true in the context of template parameters. It is also true that in this context struct is not a valid keyword</text:hidden-text><text:change-start text:change-id="ct146761232"/>, which means the same thing in this one context<text:change-end text:change-id="ct146761232"/> The advantage of <text:span text:style-name="Code_20_Inline">typename</text:span> over <text:span text:style-name="Code_20_Inline">class</text:span> is that it avoids any confusion over non-class types. The disadvantage is that <text:span text:style-name="Code_20_Inline">typename</text:span> has more than one use in a template context<text:hidden-text text:condition="ooow:comment == 1" text:string-value="I have never known anyone confused by this overloading of the typename keyword." text:is-hidden="true">I have never known anyone confused by this overloading of the typename keyword.</text:hidden-text>, which can confuse human readers<text:change-start text:change-id="ct146469784"/> in more complicated template definitions<text:change-end text:change-id="ct146469784"/>. <text:change-start text:change-id="ct147074384"/>Learn to read both styles, and pick the one you like best.<text:change-end text:change-id="ct147074384"/><text:change text:change-id="ct146469880"/><text:hidden-text text:condition="ooow:comment == 1" text:string-value="also note that some 'shops' use typename when the template parameter can be a fundamental type and class when it cannot be." text:is-hidden="true">also note that some 'shops' use typename when the template parameter can be a fundamental type and class when it cannot be.</text:hidden-text></text:p>
      <text:p text:style-name="Body_20_Text"><text:soft-page-break/>Sometimes, you will see parameter names that are more specific than <text:span text:style-name="Code_20_Inline">T</text:span><text:change text:change-id="ct147077728"/>. If the template has more than one parameter, every parameter must have a unique name, so you will definitely see names other than <text:span text:style-name="Code_20_Inline">T</text:span>. For example, the <text:span text:style-name="Code_20_Inline">copy</text:span> algorithm is a function template with two parameters: the input iterator type and the output iterator type. The definition of <text:span text:style-name="Code_20_Inline">copy</text:span>, therefore, might look something like Listing <text:variable-get text:name="chapter" office:value-type="float" style:data-style-name="N0">46</text:variable-get>-<text:reference-ref text:reference-format="text" text:ref-name="copy_algorithm_code">5</text:reference-ref>.</text:p>
      <text:p text:style-name="Code_20_Caption"><text:hidden-text text:condition="ooow:" text:string-value=".func" text:is-hidden="true"/>Listing <text:variable-get text:name="chapter" office:value-type="float" style:data-style-name="N0">46</text:variable-get>-<text:reference-mark-start text:name="copy_algorithm_code"/><text:sequence text:ref-name="refText4" text:name="Text" text:formula="ooow:Text+1" style:num-format="1">5</text:sequence><text:reference-mark-end text:name="copy_algorithm_code"/>. One way to implement the <text:span text:style-name="Code_20_Inline">copy </text:span>algorithm</text:p>
      <text:p text:style-name="Code_20_First">template&lt;class InputIter, class OutputIter&gt;</text:p>
      <text:p text:style-name="Code">OutputIter copy(InputIter start, InputIter end, OutputIter result)</text:p>
      <text:p text:style-name="Code">{</text:p>
      <text:p text:style-name="Code"><text:s text:c="2"/>for ( ; start != end; ++start, ++result)</text:p>
      <text:p text:style-name="Code"><text:s text:c="4"/>*result = *start;</text:p>
      <text:p text:style-name="Code"><text:s text:c="2"/>return result;</text:p>
      <text:p text:style-name="Code_20_Last">}</text:p>
      <text:p text:style-name="Body_20_Text_20_Cont">Pretty simple, isn’t it? (The real <text:span text:style-name="Code_20_Inline">copy</text:span> function is probably more complicated, with optimizations for certain types. Somewhere in the optimized implementation, however, is probably a function that looks just like Listing <text:variable-get text:name="chapter" office:value-type="float" style:data-style-name="N0">46</text:variable-get>-<text:reference-ref text:reference-format="text" text:ref-name="copy_algorithm_code">5</text:reference-ref>, albeit with different parameter names.)</text:p>
      <text:p text:style-name="Body_20_Text">When you use the <text:span text:style-name="Code_20_Inline">copy</text:span> algorithm, The compiler determines the value of <text:span text:style-name="Code_20_Inline">InputIter</text:span> and <text:span text:style-name="Code_20_Inline">OutputIter</text:span>, according to the function argument types. As you saw with <text:span text:style-name="Code_20_Inline">absval</text:span>, the function’s requirements on the template arguments are all implicit: <text:span text:style-name="Code_20_Inline">InputIter</text:span> must allow the follow<text:change-start text:change-id="ct146855144"/>ing<text:change-end text:change-id="ct146855144"/> operators: <text:span text:style-name="Code_20_Inline">!=</text:span>, prefix <text:span text:style-name="Code_20_Inline">++</text:span>, and unary <text:span text:style-name="Code_20_Inline">*</text:span>. <text:span text:style-name="Code_20_Inline">OutputIter</text:span> must allow prefix <text:span text:style-name="Code_20_Inline">++</text:span> and unary <text:span text:style-name="Code_20_Inline">*</text:span> operators. Now, perhaps, you can start to see why the requirements on iterators (Exploration 42) are written the way they are. Instead of mandating, say, that all iterators must derive from some base <text:span text:style-name="Code_20_Inline">iterator</text:span> class, the requirements are defined solely in terms of allowed operators.</text:p>
      <text:p text:style-name="Body_20_Text"><text:span text:style-name="T6">Write a simple implementation of the </text:span><text:span text:style-name="Code_20_Inline"><text:span text:style-name="T6">find</text:span></text:span><text:span text:style-name="T6"> algorithm.</text:span> This algorithm takes three arguments: the first two are input iterators that specify a range to search. The third argument is a value. Successive items in the range are compared with the value (using <text:span text:style-name="Code_20_Inline">==</text:span>), and when an item matches, the function returns an iterator that refers to the matching position. If the item is not found, the end iterator is returned. Compare your solution with Listing <text:variable-get text:name="chapter" office:value-type="float" style:data-style-name="N0">46</text:variable-get>-<text:reference-ref text:reference-format="text" text:ref-name="find_algorithm_code">6</text:reference-ref>.</text:p>
      <text:p text:style-name="Code_20_Caption"><text:hidden-text text:condition="ooow:" text:string-value=".func" text:is-hidden="true"/>Listing <text:variable-get text:name="chapter" office:value-type="float" style:data-style-name="N0">46</text:variable-get>-<text:reference-mark-start text:name="find_algorithm_code"/><text:sequence text:ref-name="refText5" text:name="Text" text:formula="ooow:Text+1" style:num-format="1">6</text:sequence><text:reference-mark-end text:name="find_algorithm_code"/>. Implementing the <text:span text:style-name="Code_20_Inline">find</text:span> algorithm</text:p>
      <text:p text:style-name="Code_20_First">template&lt;class InputIter, class T&gt;</text:p>
      <text:p text:style-name="Code">InputIter find(InputIter start, InputIter end, T value)</text:p>
      <text:p text:style-name="Code">{</text:p>
      <text:p text:style-name="Code"><text:s text:c="2"/>for ( ; start != end; ++start)</text:p>
      <text:p text:style-name="Code"><text:s text:c="4"/>if (*start == value)<text:hidden-text text:condition="ooow:comment == 1" text:string-value="note the requirement that *InputIter be comparable with T " text:is-hidden="true">note the requirement that *InputIter be comparable with T </text:hidden-text></text:p>
      <text:p text:style-name="Code"><text:s text:c="6"/>return start;</text:p>
      <text:p text:style-name="Code"><text:s text:c="2"/>return end;</text:p>
      <text:p text:style-name="Code_20_Last">}</text:p>
      <text:p text:style-name="Body_20_Text">Many of the standard algorithms are quite simple at their heart. Modern implementations are heavily optimized, and as is the nature of hand-optimized code, the results often bear little resemblance to the original code, and the optimized code can be much harder to read. Nonetheless, the simplicity remains in the architecture of the standard library, which relies extensively on templates.</text:p>
      <text:p text:style-name="Heading_20_1"><text:soft-page-break/>Template Arguments</text:p>
      <text:p text:style-name="Body_20_Text_20_First">Templates are easiest to use when the compiler automatically deduces the template arguments from the function arguments. It can’t always do so, however, so you might need to tell the compiler explicitly what you want. The simple form of the <text:span text:style-name="Code_20_Inline">min</text:span> and <text:span text:style-name="Code_20_Inline">max</text:span> standard algorithms, for example, take a single template parameter. Listing <text:variable-get text:name="chapter" office:value-type="float" style:data-style-name="N0">46</text:variable-get>-<text:reference-ref text:reference-format="text" text:ref-name="min_code">7</text:reference-ref> shows the <text:span text:style-name="Code_20_Inline">min</text:span> function, for reference.</text:p>
      <text:p text:style-name="Code_20_Caption"><text:hidden-text text:condition="ooow:" text:string-value=".func" text:is-hidden="true"/>Listing <text:variable-get text:name="chapter" office:value-type="float" style:data-style-name="N0">46</text:variable-get>-<text:reference-mark-start text:name="min_code"/><text:sequence text:ref-name="refText6" text:name="Text" text:formula="ooow:Text+1" style:num-format="1">7</text:sequence><text:reference-mark-end text:name="min_code"/>. The <text:span text:style-name="Code_20_Inline">std::min</text:span> algorithm</text:p>
      <text:p text:style-name="Code_20_First">template&lt;class T&gt;</text:p>
      <text:p text:style-name="Code">T min(T a, T b)</text:p>
      <text:p text:style-name="Code">{</text:p>
      <text:p text:style-name="Code"><text:s text:c="2"/>if (a &lt; b)</text:p>
      <text:p text:style-name="Code"><text:s text:c="4"/>return a;</text:p>
      <text:p text:style-name="Code"><text:s text:c="2"/>else</text:p>
      <text:p text:style-name="Code"><text:s text:c="4"/>return b;</text:p>
      <text:p text:style-name="Code_20_Last">}</text:p>
      <text:p text:style-name="Body_20_Text_20_Cont">If both argument types are the same, the compiler can deduce the desired type, and everything just works:</text:p>
      <text:p text:style-name="Code_20_Single">int x(10), y(20), z(std::min(x, y));</text:p>
      <text:p text:style-name="Body_20_Text_20_Cont">On the other hand, if the function argument types are different, the compiler can’t tell which type to use for the template argument:</text:p>
      <text:p text:style-name="Code_20_First"><text:hidden-text text:condition="ooow:" text:string-value=".cxx" text:is-hidden="true"/>int x(10);</text:p>
      <text:p text:style-name="Code">long y(20);</text:p>
      <text:p text:style-name="Code_20_Last">std::cout &lt;&lt; std::min(x, y); // error</text:p>
      <text:p text:style-name="Body_20_Text_20_Cont">Why is that? Suppose you wrote your own function as a non-template:</text:p>
      <text:p text:style-name="Code_20_First"><text:hidden-text text:condition="ooow:" text:string-value=".func" text:is-hidden="true"/>long my_min(long a, long b)</text:p>
      <text:p text:style-name="Code">{</text:p>
      <text:p text:style-name="Code"><text:s text:c="2"/>if (a &lt; b)</text:p>
      <text:p text:style-name="Code"><text:s text:c="4"/>return a;</text:p>
      <text:p text:style-name="Code"><text:s text:c="2"/>else</text:p>
      <text:p text:style-name="Code"><text:s text:c="4"/>return b;</text:p>
      <text:p text:style-name="Code_20_Last">}</text:p>
      <text:p text:style-name="Body_20_Text_20_Cont">The compiler could handle <text:span text:style-name="Code_20_Inline">my_min(x,</text:span> <text:span text:style-name="Code_20_Inline">y)</text:span> by converting <text:span text:style-name="Code_20_Inline">x</text:span> from an <text:span text:style-name="Code_20_Inline">int</text:span> to a <text:span text:style-name="Code_20_Inline">long</text:span>. <text:hidden-text text:condition="ooow:comment == 1" text:string-value="yes, but rather more significant is the problem when one of the arguments is const and the other is not. It was this problem that most heavily motivated the introduction of explicit function template arguments" text:is-hidden="true">yes, but rather more significant is the problem when one of the arguments is const and the other is not. It was this problem that most heavily motivated the introduction of explicit function template arguments</text:hidden-text>As a template, however, the compiler does not perform any automatic type conversion. The compiler cannot read your mind and know that you want the template parameter to have the type of the first function argument or the second, or sometimes the first and sometimes the second. Instead, the compiler requires you to write exactly what you mean. In this case, you can tell the compiler what type to use for the template parameter by enclosing the desired type in angle brackets:</text:p>
      <text:p text:style-name="Code_20_First">int x(10);</text:p>
      <text:p text:style-name="Code">long y(20);</text:p>
      <text:p text:style-name="Code_20_Last">std::cout &lt;&lt; std::min&lt;long&gt;(x, y); // okay: compiler convert<text:change-start text:change-id="ct146921128"/>s<text:change-end text:change-id="ct146921128"/> x to type long</text:p>
      <text:p text:style-name="Body_20_Text_20_Cont"><text:soft-page-break/>If a template takes multiple arguments, separate the arguments with a comma. For example, Listing <text:variable-get text:name="chapter" office:value-type="float" style:data-style-name="N0">46</text:variable-get>-<text:reference-ref text:reference-format="text" text:ref-name="multi_args_code">8</text:reference-ref> shows the <text:span text:style-name="Code_20_Inline">input_sum</text:span> function, which reads items from the standard input, and accumulates them by means of the <text:span text:style-name="Code_20_Inline">+=</text:span> operator. The accumulator can have a different type than the item type. Because the item and accumulator types are not used in the function arguments, the compiler cannot deduce the parameter arguments, so you must supply them explicitly.</text:p>
      <text:p text:style-name="Code_20_Caption">Listing <text:variable-get text:name="chapter" office:value-type="float" style:data-style-name="N0">46</text:variable-get>-<text:reference-mark-start text:name="multi_args_code"/><text:sequence text:ref-name="refText7" text:name="Text" text:formula="ooow:Text+1" style:num-format="1">8</text:sequence><text:reference-mark-end text:name="multi_args_code"/>. Multiple template arguments</text:p>
      <text:p text:style-name="Code_20_First">#include &lt;iostream&gt;</text:p>
      <text:p text:style-name="Code">#include &lt;istream&gt;</text:p>
      <text:p text:style-name="Code">#include &lt;ostream&gt;</text:p>
      <text:p text:style-name="Code"/>
      <text:p text:style-name="Code">template&lt;class T, class U&gt;</text:p>
      <text:p text:style-name="Code">U input_sum(std::istream&amp; in)</text:p>
      <text:p text:style-name="Code">{</text:p>
      <text:p text:style-name="Code"><text:s text:c="2"/>T x;</text:p>
      <text:p text:style-name="Code"><text:s text:c="2"/>U sum(0);</text:p>
      <text:p text:style-name="Code"><text:s text:c="2"/>while (in &gt;&gt; x)</text:p>
      <text:p text:style-name="Code"><text:s text:c="4"/>sum += x;</text:p>
      <text:p text:style-name="Code"><text:s text:c="2"/>return sum;</text:p>
      <text:p text:style-name="Code">}</text:p>
      <text:p text:style-name="Code"/>
      <text:p text:style-name="Code">int main()</text:p>
      <text:p text:style-name="Code">{</text:p>
      <text:p text:style-name="Code"><text:s text:c="2"/>long sum(input_sum&lt;int, long&gt;(std::cin));</text:p>
      <text:p text:style-name="Code"><text:s text:c="2"/>std::cout &lt;&lt; sum &lt;&lt; '\n';</text:p>
      <text:p text:style-name="Code_20_Last">}</text:p>
      <text:p text:style-name="Body_20_Text_20_Cont"><text:span text:style-name="T6">Rewrite the </text:span><text:span text:style-name="Code_20_Inline"><text:span text:style-name="T6">gcd</text:span></text:span><text:span text:style-name="T6"> function (from Listing 33-4) to be a function template, so you can use the same function template for </text:span><text:span text:style-name="Code_20_Inline"><text:span text:style-name="T6">int</text:span></text:span><text:span text:style-name="T6">, </text:span><text:span text:style-name="Code_20_Inline"><text:span text:style-name="T6">short</text:span></text:span><text:span text:style-name="T6">, or </text:span><text:span text:style-name="Code_20_Inline"><text:span text:style-name="T6">long</text:span></text:span><text:span text:style-name="T6"> arguments.</text:span><text:span text:style-name="T2"> Compare your solution with mine in Listing </text:span><text:span text:style-name="T2"><text:variable-get text:name="chapter" office:value-type="float" style:data-style-name="N0">46</text:variable-get></text:span><text:span text:style-name="T2">-</text:span><text:span text:style-name="T2"><text:reference-ref text:reference-format="text" text:ref-name="gcd_code">9</text:reference-ref></text:span><text:span text:style-name="T2">. Remember to use the template parameter for the temporary variable.</text:span></text:p>
      <text:p text:style-name="Code_20_Caption"><text:hidden-text text:condition="ooow:" text:string-value=".func" text:is-hidden="true"/>Listing <text:variable-get text:name="chapter" office:value-type="float" style:data-style-name="N0">46</text:variable-get>-<text:reference-mark-start text:name="gcd_code"/><text:sequence text:ref-name="refText8" text:name="Text" text:formula="ooow:Text+1" style:num-format="1">9</text:sequence><text:reference-mark-end text:name="gcd_code"/>. The gcd function template</text:p>
      <text:p text:style-name="Code_20_First">#ifndef GCD_HPP_</text:p>
      <text:p text:style-name="Code">#define GCD_HPP_</text:p>
      <text:p text:style-name="Code"/>
      <text:p text:style-name="Code">#include &lt;cstdlib&gt; // for std::abs</text:p>
      <text:p text:style-name="Code"/>
      <text:p text:style-name="Code">template&lt;class T&gt;</text:p>
      <text:p text:style-name="Code">/// Compute the greatest common divisor of two integers, using Euclid’s algorithm.</text:p>
      <text:p text:style-name="Code">T gcd(T n, T m)</text:p>
      <text:p text:style-name="Code">{</text:p>
      <text:p text:style-name="Code"><text:s text:c="2"/>n = std::abs(n);</text:p>
      <text:p text:style-name="Code"><text:s text:c="2"/>while (m != 0) {</text:p>
      <text:p text:style-name="Code"><text:s text:c="4"/>T tmp(n % m);</text:p>
      <text:p text:style-name="Code"><text:s text:c="4"/>n = m;</text:p>
      <text:p text:style-name="Code"><text:s text:c="4"/>m = tmp;</text:p>
      <text:p text:style-name="Code"><text:s text:c="2"/>}</text:p>
      <text:p text:style-name="Code"><text:s text:c="2"/>return n;</text:p>
      <text:p text:style-name="Code">}</text:p>
      <text:p text:style-name="Code_20_Last">#endif</text:p>
      <text:p text:style-name="Heading_20_1"><text:soft-page-break/>Declarations and Definitions</text:p>
      <text:p text:style-name="Body_20_Text_20_First">I can’t seem to stop talking about declarations and definitions. Templates introduce yet another twist to this plot. When you work with templates, the rules change. The compiler needs to see more than just a declaration<text:span text:style-name="T4"> </text:span>before you can use a function template. The compiler<text:hidden-text text:condition="ooow:comment == 1" text:string-value="not strictly true, though true for all compilers that do support export in cases where the template has not been explicitly instantiated for the type. However you can always explicitly instantiate the template for the types you want to use in an implementation file. The compiler can happily compile code without seeing the function template definition, the linker is the tool that howls." text:is-hidden="true">not strictly true, though true for all compilers that do support export in cases where the template has not been explicitly instantiated for the type. However you can always explicitly instantiate the template for the types you want to use in an implementation file. The compiler can happily compile code without seeing the function template definition, the linker is the tool that howls.</text:hidden-text> <text:change-start text:change-id="ct146524400"/>usually <text:change-end text:change-id="ct146524400"/>needs the full function template definition. In other words, if you define a template in a header file, that header file must include the body of that function template. Suppose you want to share the <text:span text:style-name="Code_20_Inline">gcd</text:span> function among many projects. Ordinarily, you would put the function declaration in a header file, say, <text:span text:style-name="T5">gcd.hpp</text:span>, and put the full definition in a separate source file, say, <text:span text:style-name="T5">gcd.cpp</text:span>.</text:p>
      <text:p text:style-name="Body_20_Text">When you convert <text:span text:style-name="Code_20_Inline">gcd</text:span> to a function template, however, you <text:change text:change-id="ct146479752"/><text:change-start text:change-id="ct146189552"/>usually<text:change-end text:change-id="ct146189552"/> put the definition in the header file<text:hidden-text text:condition="ooow:comment == 1" text:string-value="see above, you could also explicitly instantiate gcd in the .cpp file that contains the function template definition" text:is-hidden="true">see above, you could also explicitly instantiate gcd in the .cpp file that contains the function template definition</text:hidden-text>, as you saw in Listing<text:span text:style-name="T2"> </text:span><text:span text:style-name="T2"><text:variable-get text:name="chapter" office:value-type="float" style:data-style-name="N0">46</text:variable-get></text:span><text:span text:style-name="T2">-</text:span><text:span text:style-name="T2"><text:reference-ref text:reference-format="text" text:ref-name="gcd_code">9</text:reference-ref></text:span><text:span text:style-name="T2">. In order for the compiler to create concrete functions from the template, say, for </text:span><text:span text:style-name="Code_20_Inline"><text:span text:style-name="T2">gcd&lt;int&gt;</text:span></text:span><text:span text:style-name="T2"> or </text:span><text:span text:style-name="Code_20_Inline"><text:span text:style-name="T2">gcd&lt;long&gt;</text:span></text:span><text:span text:style-name="T2">, it needs the body of the function template. </text:span><text:change-start text:change-id="ct147084608"/><text:span text:style-name="T2">A few compilers let you keep the template definitions in a separate file, using the </text:span><text:span text:style-name="Code_20_Inline"><text:span text:style-name="T2">export</text:span></text:span><text:span text:style-name="T2"> keyword.</text:span><text:change-end text:change-id="ct147084608"/><text:change-start text:change-id="ct146294408"/><text:span text:style-name="T2"> Most compilers do not support </text:span><text:span text:style-name="Code_20_Inline"><text:span text:style-name="T2">export</text:span></text:span><text:span text:style-name="T2">, however, so I don’t cover it in this book. </text:span><text:change-end text:change-id="ct146294408"/><text:change text:change-id="ct146294504"/><text:change-start text:change-id="ct147006032"/><text:span text:style-name="T2">Most of the time</text:span><text:change-end text:change-id="ct147006032"/><text:span text:style-name="T2">, be sure your header files contain the bodies of all function templates.</text:span></text:p>
      <text:p text:style-name="Heading_20_1"><text:change-start text:change-id="ct146427552"/>Member Function Templates</text:p>
      <text:p text:style-name="Body_20_Text_20_First"><text:change-end text:change-id="ct146427552"/><text:change text:change-id="ct147205600"/><text:change-start text:change-id="ct146924144"/>The <text:span text:style-name="Code_20_Inline">rational</text:span> class has three nearly identical functions: <text:span text:style-name="Code_20_Inline">as_float</text:span>, <text:span text:style-name="Code_20_Inline">as_double</text:span>, and <text:span text:style-name="Code_20_Inline">as_long_double</text:span>. They all do the same thing: divide the numerator by the denominator after converting to the destination type. Whenever you have multiple functions doing the same thing, in the same way, using the same code, you have a candidate for a template:</text:p>
      <text:p text:style-name="Code_20_First"><text:hidden-text text:condition="ooow:" text:string-value=".func" text:is-hidden="true"/>template&lt;class T, class R&gt;</text:p>
      <text:p text:style-name="Code">T convert(R const&amp; r)</text:p>
      <text:p text:style-name="Code">{</text:p>
      <text:p text:style-name="Code"><text:s text:c="2"/>return static_cast&lt;T&gt;(r.numerator()) / r.denominator();</text:p>
      <text:p text:style-name="Code_20_Last">}</text:p>
      <text:p text:style-name="Body_20_Text_20_Cont">As with any function template, the only requirement on <text:span text:style-name="Code_20_Inline">R</text:span> is that objects of type <text:span text:style-name="Code_20_Inline">R</text:span> have member functions named <text:span text:style-name="Code_20_Inline">numerator()</text:span> and <text:span text:style-name="Code_20_Inline">denominator()</text:span>, and that these functions have return types suitable for use with <text:span text:style-name="Code_20_Inline">operator/</text:span> (which could be overloaded). To use the <text:span text:style-name="Code_20_Inline">convert</text:span> function, you must supply the target type, <text:span text:style-name="Code_20_Inline">T</text:span>, as an explicit template argument, but you can let the compiler deduce <text:span text:style-name="Code_20_Inline">R</text:span> from the function argument:</text:p>
      <text:p text:style-name="Code_20_First">rational r(42, 10);</text:p>
      <text:p text:style-name="Code_20_Last">double x( convert&lt;double&gt;(r) );</text:p>
      <text:p text:style-name="Body_20_Text_20_Cont">You can omit template arguments that the compiler can deduce, starting from the rightmost argument. As you saw <text:change-end text:change-id="ct146924144"/><text:change-start text:change-id="ct147523552"/>earlier <text:change-end text:change-id="ct147523552"/><text:change-start text:change-id="ct146917248"/>in th<text:change-end text:change-id="ct146917248"/><text:change text:change-id="ct146189432"/><text:change-start text:change-id="ct146624960"/>is chapter<text:change-end text:change-id="ct146624960"/><text:change-start text:change-id="ct147298584"/>, if the compiler can deduce all the arguments, you can leave out the angle brackets entirely.</text:p>
      <text:p text:style-name="Body_20_Text"><text:change-end text:change-id="ct147298584"/><text:change-start text:change-id="ct147005872"/><text:soft-page-break/>A function template can be a member function, too. <text:change-end text:change-id="ct147005872"/><text:change-start text:change-id="ct146216744"/>Instead of passing the <text:span text:style-name="Code_20_Inline">rational</text:span> object as an argument, you might prefer to use a member function<text:change-end text:change-id="ct146216744"/><text:change-start text:change-id="ct146190176"/> template<text:change-end text:change-id="ct146190176"/><text:change-start text:change-id="ct146524304"/>:</text:p>
      <text:p text:style-name="Code_20_First">rational r(42, 10);</text:p>
      <text:p text:style-name="Code_20_Last">double x( r.convert&lt;double&gt;() );</text:p>
      <text:p text:style-name="Body_20_Text_20_Cont">A member function <text:change-end text:change-id="ct146524304"/><text:change-start text:change-id="ct146758968"/>template <text:change-end text:change-id="ct146758968"/><text:change-start text:change-id="ct146294064"/>avoids collisions with other free functions that might be named <text:span text:style-name="Code_20_Inline">convert</text:span>. For normal (non-template) functions, ordinary overloading rules often help to keep collisions to a minimum. It is unlikely that another function named <text:span text:style-name="Code_20_Inline">convert</text:span> would take a <text:span text:style-name="Code_20_Inline">rational</text:span> object as an argument. But templates are more problematic. Nothing about the template restricts the argument to <text:span text:style-name="Code_20_Inline">rational</text:span>, so the template <text:span text:style-name="Code_20_Inline">convert</text:span> collides with every other function named <text:span text:style-name="Code_20_Inline">convert</text:span> that takes one argument, even if that argument has nothing to do with <text:span text:style-name="Code_20_Inline">rational</text:span>.</text:p>
      <text:p text:style-name="Body_20_Text">The details are more complicated than I’ve described, but the short version will do for now as a justification for writing a member function template instead of a free function template. Listing <text:variable-get text:name="chapter" office:value-type="float" style:data-style-name="N0">46</text:variable-get>-<text:reference-ref text:reference-format="text" text:ref-name="rational_as_template_code">10</text:reference-ref> shows how you might write the <text:span text:style-name="Code_20_Inline">convert</text:span> member function template.</text:p>
      <text:p text:style-name="Code_20_Caption"><text:hidden-text text:condition="ooow:" text:string-value=".txt" text:is-hidden="true"/>Listing <text:variable-get text:name="chapter" office:value-type="float" style:data-style-name="N0">46</text:variable-get>-<text:reference-mark-start text:name="rational_as_template_code"/><text:sequence text:ref-name="refText9" text:name="Text" text:formula="ooow:Text+1" style:num-format="1">10</text:sequence><text:reference-mark-end text:name="rational_as_template_code"/>. Implementing a member function template</text:p>
      <text:p text:style-name="Code_20_First">class rational</text:p>
      <text:p text:style-name="Code">{</text:p>
      <text:p text:style-name="Code">public:</text:p>
      <text:p text:style-name="Code"><text:s text:c="2"/>rational() : numerator_(0), denominator_(1) {}</text:p>
      <text:p text:style-name="Code"><text:s text:c="2"/>rational(int num) : numerator_(num), denominator_(1) {}</text:p>
      <text:p text:style-name="Code"><text:s text:c="2"/>rational(int num, int den);</text:p>
      <text:p text:style-name="Code"><text:s text:c="2"/>rational(double r);</text:p>
      <text:p text:style-name="Code"/>
      <text:p text:style-name="Code"><text:s text:c="2"/>template&lt;class T&gt;<text:line-break/> <text:s/>T convert() const { return static_cast&lt;T&gt;(numerator()) / <text:change-end text:change-id="ct146294064"/><text:change-start text:change-id="ct146427792"/>static_cast&lt;T&gt;(<text:change-end text:change-id="ct146427792"/><text:change-start text:change-id="ct147082224"/>denominator()<text:change-end text:change-id="ct147082224"/><text:change-start text:change-id="ct147050064"/>)<text:change-end text:change-id="ct147050064"/><text:change-start text:change-id="ct147054048"/>; }</text:p>
      <text:p text:style-name="Code"/>
      <text:p text:style-name="Code">... omitted for brevity ...</text:p>
      <text:p text:style-name="Code_20_Last">};</text:p>
      <text:p text:style-name="Body_20_Text"><text:change-end text:change-id="ct147054048"/>Generic programming is a powerful technique, and as you learn more about it in the next several explorations, you will see how expressive and useful this programming paradigm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Exploration 46 - Function Templates</dc:title>
    <dc:subject>Exploring C++</dc:subject>
    <meta:initial-creator>Ray Lischner</meta:initial-creator>
    <meta:creation-date>2006-03-30T10:01:31</meta:creation-date>
    <dc:creator>Ray Lischner</dc:creator>
    <dc:date>2008-09-14T09:51:08</dc:date>
    <meta:editing-cycles>58</meta:editing-cycles>
    <meta:editing-duration>P2DT13H48M2S</meta:editing-duration>
    <meta:user-defined meta:name="codex-configfile">apress-cpp-dox.xml</meta:user-defined>
    <meta:user-defined meta:name="codex-chapter-number">46</meta:user-defined>
    <meta:user-defined meta:name="codex-doxygen"/>
    <meta:user-defined meta:name="Info 4"/>
    <meta:document-statistic meta:table-count="0" meta:image-count="0" meta:object-count="0" meta:page-count="10" meta:paragraph-count="245" meta:word-count="3332" meta:character-count="20138"/>
  </office:meta>
</office:document-meta>
</file>